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sans-serif"/>
    <style:font-face style:name="OpenSymbol" svg:font-family="OpenSymbol"/>
    <style:font-face style:name="arial" svg:font-family="arial, sans-serif"/>
    <style:font-face style:name="Arial3"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3" style:family="paragraph" style:parent-style-name="Standard">
      <style:paragraph-properties fo:margin-left="0cm" fo:margin-right="0cm" fo:margin-top="0cm" fo:margin-bottom="0.499cm"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T1" style:family="text">
      <style:text-properties fo:color="#000000" style:font-name="Consolas" fo:font-size="12pt" style:font-name-asian="Consolas" style:font-size-asian="12pt" style:font-name-complex="Consolas" style:font-size-complex="12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Remaining Work</text:p>
      <text:p text:style-name="Standard"/>
      <text:p text:style-name="Standard"/>
      <text:p text:style-name="Standard"><text:s text:c="4"/>Fullfør implementasjonen av Real values</text:p>
      <text:p text:style-name="Standard"/>
      <text:p text:style-name="Standard"><text:s text:c="9"/>Herunder edit/deedit med avrunding av mantisse</text:p>
      <text:p text:style-name="Standard"><text:s text:c="9"/>Addepsilon / Subepsilon</text:p>
      <text:p text:style-name="Standard"/>
      <text:p text:style-name="Standard"/>
      <text:p text:style-name="Standard"/>
      <text:p text:style-name="Standard"><text:s text:c="5"/>Fullfør implementasjon av For-Statements</text:p>
      <text:p text:style-name="Standard"><text:s text:c="9"/>Ide' <text:s/>Lag noe for hver for-list-element og lag så en Iterator som itereres oved det hele</text:p>
      <text:p text:style-name="Standard"/>
      <text:p text:style-name="Standard"/>
      <text:p text:style-name="Standard"><text:s text:c="5"/>Fullfør Goto/Label/Switch med <text:s/>byte-kode mekking</text:p>
      <text:p text:style-name="Standard"/>
      <text:p text:style-name="Standard"/>
      <text:p text:style-name="Standard"><text:s text:c="5"/>Fullfør parameteroverføring by Value</text:p>
      <text:p text:style-name="Standard"><text:s text:c="9"/>Array, Text(?) ol.</text:p>
      <text:p text:style-name="Standard"/>
      <text:p text:style-name="Standard"/>
      <text:p text:style-name="Standard"><text:s text:c="6"/>Fullfør implementasjon av Array som parameter </text:p>
      <text:p text:style-name="Standard"><text:s text:c="11"/>Bruk Reflection og lag nye hjelpemidler i RTS-Systemet</text:p>
      <text:p text:style-name="Standard"/>
      <text:p text:style-name="Standard"/>
      <text:p text:style-name="Standard"><text:s text:c="6"/>Implementer External Class/Procedure</text:p>
      <text:p text:style-name="Standard"><text:s text:c="11"/>Ide' <text:s/>Legg ut attribute-info (signatur) som <text:s/>atr/value par i Manifest-Filen</text:p>
      <text:p text:style-name="Standard"><text:s text:c="19"/>La output fra separat kompilering være <text:s/>.jar <text:s/>m/ slik Manifest-Fil</text:p>
      <text:p text:style-name="Standard"/>
      <text:p text:style-name="Standard"><text:s text:c="7"/>Forbedre Syntax-checking, spesiellt recovery</text:p>
      <text:p text:style-name="Standard"><text:s text:c="12"/>Prøv: <text:s text:c="2"/>if ..... then then</text:p>
      <text:p text:style-name="Standard"/>
      <text:p text:style-name="Standard"/>
      <text:p text:style-name="Standard"><text:s text:c="6"/>Forbedre Semantic Checking</text:p>
      <text:p text:style-name="Standard"><text:s text:c="10"/>Bl.a. check 'standalone expression' <text:s/>for lovlighet</text:p>
      <text:p text:style-name="Standard"/>
      <text:p text:style-name="Standard"/>
      <text:p text:style-name="Standard"><text:s text:c="6"/>Implementer <text:s/>hidden/protected <text:s/></text:p>
      <text:p text:style-name="Standard"/>
      <text:p text:style-name="Standard"/>
      <text:p text:style-name="Standard"><text:s text:c="6"/>Gjennomgå test-filer mht. File klassene</text:p>
      <text:p text:style-name="Standard"/>
      <text:p text:style-name="Standard"/>
      <text:p text:style-name="Standard"><text:s text:c="5"/>Legg inn Source-line-numbers i den genererte Java</text:p>
      <text:p text:style-name="Standard"><text:s text:c="12"/>Ide' <text:s/>Se om vi kan bygge en linje-nummer-map slik at StackTrace kan rettes mht.</text:p>
      <text:p text:style-name="Standard"><text:s text:c="20"/>Simula line-nummer</text:p>
      <text:p text:style-name="Standard"><text:s text:c="13"/>Husk også Stand<text:span text:style-name="T2">ard Procedure '</text:span><text:span text:style-name="T1">sourceline</text:span><text:span text:style-name="T2">'</text:span></text:p>
      <text:p text:style-name="P1"/>
      <text:p text:style-name="Standard"/>
      <text:p text:style-name="Standard"><text:s text:c="7"/></text:p>
      <text:p text:style-name="Standard"><text:soft-page-break/><text:s text:c="6"/></text:p>
      <text:p text:style-name="Standard"><text:s text:c="6"/></text:p>
      <text:p text:style-name="Standard"/>
      <text:p text:style-name="P2">Jeg fører opp på TODO-lista av jeg må gå gjennom konsekvensene.</text:p>
      <text:p text:style-name="P2">Simula Standard sier at alle source file er kodet i ISO 2022.</text:p>
      <text:p text:style-name="P3"/>
      <text:p text:style-name="P4">The (simula) standard presupposes an 8-bit internal representation of characters. ISO 2022). Thus the isocode facility allows for inclusion of characters with "isorank" value greater than 127 in simple strings and character constants. An implementation may restrict this possibility as well as the character set given below, as long as the "basic" characters of the table are include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sans-serif"/>
    <style:font-face style:name="OpenSymbol" svg:font-family="OpenSymbol"/>
    <style:font-face style:name="arial" svg:font-family="arial, sans-serif"/>
    <style:font-face style:name="Arial3"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4-24T20:12:23.86</meta:creation-date>
    <dc:date>2018-04-28T10:17:07.35</dc:date>
    <dc:creator>Øystein Myhre Andersen</dc:creator>
    <meta:editing-duration>PT2H21M54S</meta:editing-duration>
    <meta:editing-cycles>4</meta:editing-cycles>
    <meta:generator>OpenOffice/4.1.5$Win32 OpenOffice.org_project/415m1$Build-9789</meta:generator>
    <meta:document-statistic meta:table-count="0" meta:image-count="0" meta:object-count="0" meta:page-count="2" meta:paragraph-count="31" meta:word-count="219" meta:character-count="1766"/>
  </office:meta>
</office:document-meta>
</file>